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fo:color="#0000ff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center" fo:margin-bottom="10.00pt"/>
    </style: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00.00%" fo:text-align="center" fo:margin-bottom="10.00pt"/>
    </style:style>
    <style:style style:name="P4" style:family="paragraph">
      <style:paragraph-properties fo:line-height="115.00%" fo:text-align="left" fo:margin-bottom="10.00pt"/>
    </style:style>
    <style:style style:name="P5" style:family="paragraph">
      <style:paragraph-properties fo:line-height="100.00%" fo:text-align="center" fo:margin-bottom="10.00pt"/>
    </style:style>
    <style:style style:name="P6" style:family="paragraph">
      <style:paragraph-properties fo:line-height="100.00%" fo:text-align="left" fo:margin-bottom="10.00pt"/>
    </style:style>
    <style:style style:name="P7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Задача о восьми ферзях</text:span></text:p>
      <text:p text:style-name="P1"><text:span text:style-name="T1">Анализ</text:span></text:p>
      <text:p text:style-name="P2"><text:span text:style-name="T2">1</text:span><text:span text:style-name="T3">. Поставим первого ферзя на ячейку 1.1</text:span></text:p>
      <text:p text:style-name="P2"><text:span text:style-name="T3">2. Поставим второго ферзя так , чтобы первый его не бил</text:span></text:p>
      <text:p text:style-name="P2"><text:span text:style-name="T3">3. Если на какой-либо строке нельзя поставить ферзя так, чтобы какой-либо из предыдущих ферзей его не бил, возвращаемся на предыдущую строку и ставим ферзя не следующую ячейку</text:span></text:p>
      <text:p text:style-name="P2"><text:span text:style-name="T3">4. Повторяем пункты 2 и 3 пока не расставим всех ферзей</text:span></text:p>
      <text:p text:style-name="P3"><text:span text:style-name="T3">Задача о восьми ферзях</text:span></text:p>
      <text:p text:style-name="P3"><draw:frame text:anchor-type="as-char" svg:width="87.63mm" svg:height="150.28mm" style:rel-width="scale" style:rel-height="scale"><draw:object-ole xlink:href="OleObj1"/><draw:image xlink:href="ObjectReplacements/OleObj1"/></draw:frame><text:span text:style-name="T3"/></text:p>
      <text:p text:style-name="P3"><draw:frame text:anchor-type="as-char" svg:width="76.41mm" svg:height="137.80mm" style:rel-width="scale" style:rel-height="scale"><draw:object-ole xlink:href="OleObj2"/><draw:image xlink:href="ObjectReplacements/OleObj2"/></draw:frame><text:span text:style-name="T3"/></text:p>
      <text:p text:style-name="P3"><draw:frame text:anchor-type="as-char" svg:width="146.47mm" svg:height="119.59mm" style:rel-width="scale" style:rel-height="scale"><draw:object-ole xlink:href="OleObj3"/><draw:image xlink:href="ObjectReplacements/OleObj3"/></draw:frame><text:span text:style-name="T3"/></text:p>
      <text:p text:style-name="P3"><draw:frame text:anchor-type="as-char" svg:width="146.47mm" svg:height="112.82mm" style:rel-width="scale" style:rel-height="scale"><draw:object-ole xlink:href="OleObj4"/><draw:image xlink:href="ObjectReplacements/OleObj4"/></draw:frame><text:span text:style-name="T3"/></text:p>
      <text:p text:style-name="P4"><text:span text:style-name="T3"/></text:p>
      <text:p text:style-name="P5"><draw:frame text:anchor-type="as-char" svg:width="69.00mm" svg:height="172.72mm" style:rel-width="scale" style:rel-height="scale"><draw:object-ole xlink:href="OleObj5"/><draw:image xlink:href="ObjectReplacements/OleObj5"/></draw:frame><text:span text:style-name="T3"/></text:p>
      <text:p text:style-name="P5"><draw:frame text:anchor-type="as-char" svg:width="67.52mm" svg:height="43.39mm" style:rel-width="scale" style:rel-height="scale"><draw:object-ole xlink:href="OleObj6"/><draw:image xlink:href="ObjectReplacements/OleObj6"/></draw:frame><text:span text:style-name="T3"/></text:p>
      <text:p text:style-name="P6"><text:span text:style-name="T3">Данный способ показывает первую расстановку , удовлетворяющую условиям задачи, с первым ферзем на клетке 1.1</text:span></text:p>
      <text:p text:style-name="P6"><text:span text:style-name="T3">ссылка на репозиторий</text:span></text:p>
      <text:p text:style-name="P6"><text:a xlink:href="https://github.com/GlebkoG07/NewRepo"><text:span text:style-name="T4">https://github.com/GlebkoG07/NewRepo</text:span></text:a><text:span text:style-name="T5"/></text:p>
      <text:p text:style-name="P7"><text:span text:style-name="T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